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e4ed" officeooo:paragraph-rsid="001ee4ed"/>
    </style:style>
    <style:style style:name="P2" style:family="paragraph" style:parent-style-name="Standard">
      <style:text-properties officeooo:rsid="001f7702" officeooo:paragraph-rsid="001f77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s</text:p>
      <text:p text:style-name="P1"/>
      <text:p text:style-name="P2"><text:s/>An adult male looking for shelter</text:p>
      <text:p text:style-name="P2"/>
      <text:p text:style-name="P2">An adult female looking for shelter</text:p>
      <text:p text:style-name="P2"/>
      <text:p text:style-name="P2">An LGBTQ teen looking for shelter</text:p>
      <text:p text:style-name="P2"/>
      <text:p text:style-name="P2">An adult female and her two young children looking for a me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09:09:18.968017000</meta:creation-date>
    <dc:date>2016-01-11T09:10:51.722277000</dc:date>
    <meta:editing-duration>PT1M32S</meta:editing-duration>
    <meta:editing-cycles>2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5" meta:word-count="32" meta:character-count="175" meta:non-whitespace-character-count="147"/>
  </office:meta>
</office:document-meta>
</file>